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3c8" officeooo:paragraph-rsid="001b03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{{paragraph1}}</text:p>
      <text:p text:style-name="P1"/>
      <text:p text:style-name="P1">{{paragraph2}}</text:p>
      <text:p text:style-name="P1"/>
      <text:p text:style-name="P1">{{paragraph3}}</text:p>
      <text:p text:style-name="P1"/>
      <text:p text:style-name="P1">{{paragraph4}}</text:p>
      <text:p text:style-name="P1"/>
      <text:p text:style-name="P1">{{paragraph5}}</text:p>
      <text:p text:style-name="P1"/>
      <text:p text:style-name="P1">{{paragraph6}}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2T05:13:41.071448540</meta:creation-date>
    <dc:date>2025-04-22T05:15:02.718780132</dc:date>
    <meta:editing-duration>PT1M26S</meta:editing-duration>
    <meta:editing-cycles>1</meta:editing-cycles>
    <meta:document-statistic meta:table-count="0" meta:image-count="0" meta:object-count="0" meta:page-count="1" meta:paragraph-count="6" meta:word-count="6" meta:character-count="84" meta:non-whitespace-character-count="84"/>
    <meta:generator>LibreOffice/24.2.7.2$Linux_X86_64 LibreOffice_project/420$Build-2</meta:generator>
  </office:meta>
</office:document-meta>
</file>